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43.2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1.2pt" fo:break-before="auto" style:use-optimal-row-height="true"/>
    </style:style>
    <style:style style:name="ro2" style:family="table-row">
      <style:table-row-properties style:row-height="30.3pt" fo:break-before="auto" style:use-optimal-row-height="false"/>
    </style:style>
    <style:style style:name="ro3" style:family="table-row">
      <style:table-row-properties style:row-height="26.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TuxCon_Kitty_Rev_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ce4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ADGE-PIN-CLIP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 calcext:value-type="string">
            <text:p>СЪЕДИНИТЕЛ USB-SDWH-4B-LF (USB-B ПРАВ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</text:p>
          </table:table-cell>
          <table:table-cell table:style-name="ce2" office:value-type="string" calcext:value-type="string">
            <text:p>USB-B-EDGE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MD ИС ATTINY85-20SU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-8_208mil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LED 3mm PTH BLU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D2,LED1</text:p>
          </table:table-cell>
          <table:table-cell table:style-name="ce2" office:value-type="string" calcext:value-type="string">
            <text:p>LED-3mm-PTH-KA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БАТЕРИЯ Li 3 V 220 mAh CR2032-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1</text:p>
          </table:table-cell>
          <table:table-cell table:style-name="ce2" office:value-type="string" calcext:value-type="string">
            <text:p>CR2032H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CR2032H_PT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1</text:p>
          </table:table-cell>
          <table:table-cell table:style-name="ce2" office:value-type="string" calcext:value-type="string">
            <text:p>CR2032H_PTH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BUZZER PT1240P 20Vpp 4kHz 13.8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UZ1</text:p>
          </table:table-cell>
          <table:table-cell table:style-name="ce2" office:value-type="string" calcext:value-type="string">
            <text:p>BUZZER-PT12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КОНД 1206 12 PF C0G 50VDC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_1206_5MIL_DW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MD КОНД 1206 1 UF Y5V 50VDC 20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_1206_5MIL_DW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MD ДИОД MINIMELF LL1N41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2,D3</text:p>
          </table:table-cell>
          <table:table-cell table:style-name="ce2" office:value-type="string" calcext:value-type="string">
            <text:p>SOD80C-4148-KA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MD ДИОД 1N5819 (S4) SOD-1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SOD80C-4148-KA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<text:s/>SMD РЕЗ 1206 1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,R2</text:p>
          </table:table-cell>
          <table:table-cell table:style-name="ce2" office:value-type="string" calcext:value-type="string">
            <text:p>R_1206_5MIL_DW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MD РЕЗ 1206 1 M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3,R4</text:p>
          </table:table-cell>
          <table:table-cell table:style-name="ce2" office:value-type="string" calcext:value-type="string">
            <text:p>R_1206_5MIL_DW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MD РЕЗ 1206 10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_1206_5MIL_DW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MD РЕЗ 1206 22 OHM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6,R7</text:p>
          </table:table-cell>
          <table:table-cell table:style-name="ce2" office:value-type="string" calcext:value-type="string">
            <text:p>R_1206_5MIL_DWS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SMD РЕЗ 0805 1.5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R_0805_5MIL_DWS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BATTERY CR2032H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 calcext:value-type="string">
            <text:p>ГПП – Tuxcon Kitty_Rev.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9"/>
        </table:table-row>
        <table:table-row table:style-name="ro4" table:number-rows-repeated="1048556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1:26:22.8220005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1:33:19.913221453</dc:date>
    <meta:editing-duration>PT19M37S</meta:editing-duration>
    <meta:editing-cycles>6</meta:editing-cycles>
    <meta:generator>LibreOffice/5.3.1.2$Linux_X86_64 LibreOffice_project/30m0$Build-2</meta:generator>
    <meta:document-statistic meta:table-count="1" meta:cell-count="70" meta:object-count="0"/>
  </office:meta>
</office:document-meta>
</file>